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andLinkTag.setOnblur( String onblu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kTag.setOnfocus( String onfoc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kTag.setOnkeyup( String onkey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kTag.setActionListener( String action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kTag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kTag.setStyleClass( String styl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kTag.setOnmousedown( String onmouse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kTag.setOnmouseout( String onmous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kTag.setRev( String re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kTag.get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kTag.setTarget(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kTag.setShape( String sha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kTag.setAction( String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kTag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kTag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kTag.setOnmouseup( String onmouse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kTag.setOnkeydown( String onkey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kTag.setImmediate( String immedi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kTag.setCharset( String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kTag.setDir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kTag.setProperties( UIComponent componen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CommandLinkTag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kTag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kTag.setOnmouseover( String onmouseo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kTag.setHreflang( String href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kTag.setCoords( String co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k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ommandLinkTag.setOndblclick( String ondbl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kTag.setTabindex( String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kTag.setOnkeypress( String onkeyp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kTag.setAccesskey( String access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kTag.setStyle( String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kTag.setRel( String r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kTag.setOnmousemove( String onmousemo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